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22.71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5.79pt"/>
    </style:style>
    <style:style style:name="co10" style:family="table-column">
      <style:table-column-properties fo:break-before="auto" style:column-width="95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33.6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.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.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.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.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.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.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.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.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.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.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.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.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.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.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.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.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.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.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.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.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.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.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.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.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.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.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.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.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.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.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.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.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.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.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.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.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.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.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.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.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.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.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.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.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.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.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.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.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.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.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.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.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.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.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.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.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.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.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.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.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.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.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.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.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.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.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.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.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.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.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.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.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.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.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279.49" calcext:value-type="float">
            <text:p>279.4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.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29.33" calcext:value-type="float">
            <text:p>29.3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9.79" calcext:value-type="float">
            <text:p>19.7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43.97" calcext:value-type="float">
            <text:p>43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5.5" calcext:value-type="float">
            <text:p>25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33.09" calcext:value-type="float">
            <text:p>33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1.65" calcext:value-type="float">
            <text:p>31.65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14.52" calcext:value-type="float">
            <text:p>14.52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13.98" calcext:value-type="float">
            <text:p>13.9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44.9" calcext:value-type="float">
            <text:p>4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0.47" calcext:value-type="float">
            <text:p>10.4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1.05" calcext:value-type="float">
            <text:p>11.0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72.32" calcext:value-type="float">
            <text:p>72.32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8.66" calcext:value-type="float">
            <text:p>18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20.29" calcext:value-type="float">
            <text:p>20.2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6.11" calcext:value-type="float">
            <text:p>16.11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27.3" calcext:value-type="float">
            <text:p>27.3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8.76" calcext:value-type="float">
            <text:p>18.7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3.52" calcext:value-type="float">
            <text:p>23.52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2.35" calcext:value-type="float">
            <text:p>2.3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Druckerpapier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03" calcext:value-type="float">
            <text:p>2.03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mack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ruchtquar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iere Home / Stadler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chorle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uppen</text:p>
          </table:table-cell>
          <table:table-cell table:content-validation-name="val1" office:value-type="float" office:value="2.27" calcext:value-type="float">
            <text:p>2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io-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aisel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Unterhosen</text:p>
          </table:table-cell>
          <table:table-cell table:content-validation-name="val1" office:value-type="float" office:value="14.95" calcext:value-type="float">
            <text:p>14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ortilla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ampignons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Haribo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hips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2.34" calcext:value-type="float">
            <text:p>2.3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Kuch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Aioli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Hefe</text:p>
          </table:table-cell>
          <table:table-cell table:content-validation-name="val1" office:value-type="float" office:value="0.09" calcext:value-type="float">
            <text:p>0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Waff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salat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ee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eppich Bad</text:p>
          </table:table-cell>
          <table:table-cell table:content-validation-name="val1" office:value-type="float" office:value="4.99" calcext:value-type="float">
            <text:p>4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f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eekanne</text:p>
          </table:table-cell>
          <table:table-cell table:content-validation-name="val1" office:value-type="float" office:value="5.49" calcext:value-type="float">
            <text:p>5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utte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rtil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Joghurts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K-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Limo OZ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Reinigungstücher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ee</text:p>
          </table:table-cell>
          <table:table-cell table:content-validation-name="val1" office:value-type="float" office:value="3.2" calcext:value-type="float">
            <text:p>3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2.34" calcext:value-type="float">
            <text:p>2.3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 table:number-rows-repeated="1048439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7:35:01.123890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20T17:36:03.786018769</dc:date>
    <meta:editing-duration>PT12H33M57S</meta:editing-duration>
    <meta:editing-cycles>98</meta:editing-cycles>
    <meta:generator>LibreOffice/4.4.3.2$Linux_x86 LibreOffice_project/40m0$Build-2</meta:generator>
    <meta:document-statistic meta:table-count="7" meta:cell-count="54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